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1" style:family="text">
      <style:text-properties fo:font-variant="normal" fo:text-transform="none" fo:color="#000000" style:font-name="sans-serif" fo:font-size="9.7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t begining, it's a fiction novel wrote by Bret Easton Ellis, in 1991<text:line-break/>the scene takes place in 1987 before the « krach », Patrick Bateman play the perfect man in wall Street, he is beautifull, rich, smart, as his colleagues. He goes in luxury restaurents, in the famous nightclub, and consume drug as the other yuppies ( young urban profesional )</text:p>
      <text:p text:style-name="Standard"/>
      <text:p text:style-name="Standard">the movie was shooted in 2000, it receive nomination in best movie awards of movie international festival ( 2000) and Online film critics society awards ( 2001 )</text:p>
      <text:p text:style-name="Standard"/>
      <text:p text:style-name="Standard">in fact, he is special … day after day, in his home, he become more and more strange. Scene after scene we discover the psycho men he i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10-11T21:19:50</meta:creation-date>
    <dc:date>2011-10-11T22:41:13</dc:date>
    <meta:editing-duration>PT00H33M22S</meta:editing-duration>
    <meta:editing-cycles>2</meta:editing-cycles>
    <meta:generator>OpenOffice.org/3.1$Linux OpenOffice.org_project/310m19$Build-9420</meta:generator>
    <meta:document-statistic meta:table-count="0" meta:image-count="0" meta:object-count="0" meta:page-count="1" meta:paragraph-count="3" meta:word-count="118" meta:character-count="644"/>
  </office:meta>
</office:document-meta>
</file>